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iti TC Light" svg:font-family="Heiti TC Light"/>
  </office:font-face-decls>
  <office:automatic-styles>
    <style:style style:name="P1" style:family="paragraph" style:parent-style-name="Standard">
      <style:text-properties style:font-name="Heiti TC Light" fo:font-size="12.0pt" fo:background-color="#868686"/>
    </style:style>
    <style:style style:name="P2" style:family="paragraph" style:parent-style-name="Standard">
      <style:paragraph-properties fo:margin-bottom="0.1667in"/>
      <style:text-properties style:font-name="Heiti TC Light" fo:font-size="12.0pt" fo:background-color="#e0e0e0"/>
    </style:style>
    <style:style style:name="T1" style:family="text">
      <style:text-properties fo:color="#052726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陳真   |  2005.04.10   |   <text:a xlink:type="simple" xlink:href="http://palinfo.habago.org/Entry?Command=Information_PrintForum#FORUM40407"><text:span text:style-name="T1">#</text:span></text:a></text:p>
      <text:p text:style-name="P2">奔向烈燄的駱駝</text:p>
      <text:p text:style-name="P2"/>
      <text:p text:style-name="P2">陳真 2003. 6. 3.</text:p>
      <text:p text:style-name="P2">原載: 哈巴狗電台</text:p>
      <text:p text:style-name="P2"/>
      <text:p text:style-name="P2"/>
      <text:p text:style-name="P2">駱駝的事是這樣。那是伊拉克戰爭初期，電視上有位戰地記者拍到的一幕。這一幕顯然不是當時的畫面和新聞重點，而只是主要鏡頭的一個「背景」，一個不小心拍到的餘光。這隻駱駝當然也不是主角，而只是不小心闖入鏡頭的不速之客。</text:p>
      <text:p text:style-name="P2"/>
      <text:p text:style-name="P2">我沒見過跑這麼快的駱駝，印象中，駱駝總是露著像在微笑的表情，動作慢吞吞。可是，這隻被爆炸油田的雄雄烈燄所驚嚇的駱駝，卻以跑百米賽的速度，遠遠從油田那邊衝過來，後面一片火光雄雄，烈焰像個巨大的舌頭，吐向灰濛濛的天空。</text:p>
      <text:p text:style-name="P2"/>
      <text:p text:style-name="P2">當時，戰地記者正在播報「重要新聞」。這隻駱駝原本只是遠方一個模糊的身影，不到幾秒鐘的時間，卻衝進了鏡頭中心位置。讓人驚訝的是，當牠突然看到記者時，竟然轉了向，慌張地想往另一個方向衝。可是，當牠一轉向，發現另一頭有一部美軍軍車，駱駝於是愣住了。愣了一下，居然轉回頭，狂奔而去，奔向牠原本逃出的油田烈焰那個方向。很快地，牠又逐漸消失成一個模糊的身影，而記者依然播報著戰況。</text:p>
      <text:p text:style-name="P2"/>
      <text:p text:style-name="P2">最讓我感到不可思議的是，遼闊的沙漠，空空蕩蕩的，到處都可以是逃生的方向，而牠竟然不偏不倚奔向那股雄雄烈焰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61.61</meta:generator>
  </office:meta>
</office:document-meta>
</file>